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width="0.106cm" svg:stroke-color="#000000" draw:marker-start="Arrow" draw:marker-start-width="0.458cm" draw:marker-end="Arrow" draw:marker-end-width="0.458cm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dash" draw:stroke-dash="Fine_20_Dashed"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2" draw:layer="layout" svg:width="4.064cm" svg:height="4.064cm" svg:x="12.303cm" svg:y="3.667cm">
          <text:p text:style-name="P1">Adversary</text:p>
        </draw:circle>
        <draw:circle draw:style-name="gr1" draw:text-style-name="P2" draw:layer="layout" svg:width="4.064cm" svg:height="4.064cm" svg:x="20.05cm" svg:y="10.652cm">
          <text:p text:style-name="P1">Sensor</text:p>
          <text:p text:style-name="P1">Node</text:p>
        </draw:circle>
        <draw:circle draw:style-name="gr1" draw:text-style-name="P2" draw:layer="layout" svg:width="4.064cm" svg:height="4.064cm" svg:x="4.937cm" svg:y="10.779cm">
          <text:p text:style-name="P1">Manager</text:p>
        </draw:circle>
        <draw:line draw:style-name="gr2" draw:text-style-name="P1" draw:layer="layout" svg:x1="9.041cm" svg:y1="12.684cm" svg:x2="20.09cm" svg:y2="12.684cm">
          <text:p/>
        </draw:line>
        <draw:frame draw:style-name="gr3" draw:text-style-name="P3" draw:layer="layout" svg:width="3.302cm" svg:height="1.143cm" svg:x="12.938cm" svg:y="11.16cm">
          <draw:text-box>
            <text:p><text:span text:style-name="T1">Session</text:span></text:p>
          </draw:text-box>
        </draw:frame>
        <draw:line draw:style-name="gr4" draw:text-style-name="P4" draw:layer="layout" svg:x1="16.24cm" svg:y1="6.715cm" svg:x2="20.558cm" svg:y2="11.16cm">
          <text:p text:style-name="P4"><text:span text:style-name="T1">PING</text:span></text:p>
        </draw:line>
        <draw:circle draw:style-name="gr1" draw:text-style-name="P2" draw:layer="layout" svg:width="3.683cm" svg:height="3.683cm" svg:x="20.05cm" svg:y="3.667cm">
          <text:p text:style-name="P1">Sniffer</text:p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5T14:11:22.358741126</meta:creation-date>
    <dc:date>2016-03-15T14:31:47.707595143</dc:date>
    <meta:editing-duration>PT20M26S</meta:editing-duration>
    <meta:editing-cycles>3</meta:editing-cycles>
    <meta:generator>LibreOffice/4.4.6.3$Linux_X86_64 LibreOffice_project/40m0$Build-3</meta:generator>
    <meta:document-statistic meta:object-count="7"/>
  </office:meta>
</office:document-meta>
</file>